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presentation="urn:oasis:names:tc:opendocument:xmlns:presentation:1.0" xmlns:formx="urn:openoffice:names:experimental:ooxml-odf-interop:xmlns:form:1.0" xmlns:xsi="http://www.w3.org/2001/XMLSchema-instance" xmlns:xsd="http://www.w3.org/2001/XMLSchema" xmlns:xforms="http://www.w3.org/2002/xforms" xmlns:dom="http://www.w3.org/2001/xml-events" xmlns:form="urn:oasis:names:tc:opendocument:xmlns:form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meta="urn:oasis:names:tc:opendocument:xmlns:meta:1.0" xmlns:fo="urn:oasis:names:tc:opendocument:xmlns:xsl-fo-compatible:1.0" xmlns:dc="http://purl.org/dc/elements/1.1/" xmlns:office="urn:oasis:names:tc:opendocument:xmlns:office:1.0" xmlns:xlink="http://www.w3.org/1999/xlink" xmlns:ooo="http://openoffice.org/2004/office" xmlns:table="urn:oasis:names:tc:opendocument:xmlns:table:1.0" xmlns:style="urn:oasis:names:tc:opendocument:xmlns:style:1.0" xmlns:text="urn:oasis:names:tc:opendocument:xmlns:text:1.0" xmlns:draw="urn:oasis:names:tc:opendocument:xmlns:drawing:1.0" xmlns:ooow="http://openoffice.org/2004/writer" xmlns:dr3d="urn:oasis:names:tc:opendocument:xmlns:dr3d:1.0" xmlns:svg="urn:oasis:names:tc:opendocument:xmlns:svg-compatible:1.0" xmlns:css3t="http://www.w3.org/TR/css3-text/" xmlns:chart="urn:oasis:names:tc:opendocument:xmlns:chart:1.0" xmlns:rpt="http://openoffice.org/2005/report" xmlns:field="urn:openoffice:names:experimental:ooo-ms-interop:xmlns:field:1.0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898in"/>
    </style:style>
    <style:style style:name="co2" style:family="table-column">
      <style:table-column-properties fo:break-before="auto" style:column-width="0.6035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sum_modded" table:style-name="ta1">
        <table:shapes>
          <draw:frame draw:z-index="0" draw:style-name="gr1" draw:text-style-name="P1" svg:width="11.415in" svg:height="8.4287in" svg:x="7.0075in" svg:y="1.6319in">
            <draw:object draw:notify-on-update-of-ranges="psum_modded.A2:psum_modded.A31 psum_modded.B2:psum_modded.B31 psum_modded.A2:psum_modded.A31 psum_modded.C2:psum_modded.C3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psum1</text:p>
          </table:table-cell>
          <table:table-cell office:value-type="string" calcext:value-type="string">
            <text:p><text:s/>psum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table:number-columns-repeated="2" office:value-type="float" office:value="0.000001" calcext:value-type="float">
            <text:p>1E-06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table:number-columns-repeated="2" office:value-type="float" office:value="0.000001" calcext:value-type="float">
            <text:p>1E-06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table:number-columns-repeated="2" office:value-type="float" office:value="0.000001" calcext:value-type="float">
            <text:p>1E-06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2" calcext:value-type="float">
            <text:p>2E-06</text:p>
          </table:table-cell>
        </table:table-row>
        <table:table-row table:style-name="ro1">
          <table:table-cell office:value-type="float" office:value="1360" calcext:value-type="float">
            <text:p>1360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2" calcext:value-type="float">
            <text:p>2E-06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2" calcext:value-type="float">
            <text:p>2E-06</text:p>
          </table:table-cell>
        </table:table-row>
        <table:table-row table:style-name="ro1">
          <table:table-cell office:value-type="float" office:value="1860" calcext:value-type="float">
            <text:p>1860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3" calcext:value-type="float">
            <text:p>3E-06</text:p>
          </table:table-cell>
        </table:table-row>
        <table:table-row table:style-name="ro1">
          <table:table-cell office:value-type="float" office:value="2140" calcext:value-type="float">
            <text:p>2140</text:p>
          </table:table-cell>
          <table:table-cell office:value-type="float" office:value="0.000006" calcext:value-type="float">
            <text:p>6E-06</text:p>
          </table:table-cell>
          <table:table-cell office:value-type="float" office:value="0.000003" calcext:value-type="float">
            <text:p>3E-06</text:p>
          </table:table-cell>
        </table:table-row>
        <table:table-row table:style-name="ro1">
          <table:table-cell office:value-type="float" office:value="2440" calcext:value-type="float">
            <text:p>2440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04" calcext:value-type="float">
            <text:p>4E-06</text:p>
          </table:table-cell>
        </table:table-row>
        <table:table-row table:style-name="ro1">
          <table:table-cell office:value-type="float" office:value="2760" calcext:value-type="float">
            <text:p>2760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04" calcext:value-type="float">
            <text:p>4E-06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0.000007" calcext:value-type="float">
            <text:p>7E-06</text:p>
          </table:table-cell>
          <table:table-cell office:value-type="float" office:value="0.000004" calcext:value-type="float">
            <text:p>4E-06</text:p>
          </table:table-cell>
        </table:table-row>
        <table:table-row table:style-name="ro1">
          <table:table-cell office:value-type="float" office:value="3460" calcext:value-type="float">
            <text:p>3460</text:p>
          </table:table-cell>
          <table:table-cell office:value-type="float" office:value="0.000007" calcext:value-type="float">
            <text:p>7E-06</text:p>
          </table:table-cell>
          <table:table-cell office:value-type="float" office:value="0.000005" calcext:value-type="float">
            <text:p>5E-06</text:p>
          </table:table-cell>
        </table:table-row>
        <table:table-row table:style-name="ro1">
          <table:table-cell office:value-type="float" office:value="3840" calcext:value-type="float">
            <text:p>3840</text:p>
          </table:table-cell>
          <table:table-cell office:value-type="float" office:value="0.000008" calcext:value-type="float">
            <text:p>8E-06</text:p>
          </table:table-cell>
          <table:table-cell office:value-type="float" office:value="0.000005" calcext:value-type="float">
            <text:p>5E-06</text:p>
          </table:table-cell>
        </table:table-row>
        <table:table-row table:style-name="ro1">
          <table:table-cell office:value-type="float" office:value="4240" calcext:value-type="float">
            <text:p>4240</text:p>
          </table:table-cell>
          <table:table-cell office:value-type="float" office:value="0.000009" calcext:value-type="float">
            <text:p>9E-06</text:p>
          </table:table-cell>
          <table:table-cell office:value-type="float" office:value="0.000006" calcext:value-type="float">
            <text:p>6E-06</text:p>
          </table:table-cell>
        </table:table-row>
        <table:table-row table:style-name="ro1">
          <table:table-cell office:value-type="float" office:value="4660" calcext:value-type="float">
            <text:p>4660</text:p>
          </table:table-cell>
          <table:table-cell office:value-type="float" office:value="0.000009" calcext:value-type="float">
            <text:p>9E-06</text:p>
          </table:table-cell>
          <table:table-cell office:value-type="float" office:value="0.000007" calcext:value-type="float">
            <text:p>7E-06</text:p>
          </table:table-cell>
        </table:table-row>
        <table:table-row table:style-name="ro1">
          <table:table-cell office:value-type="float" office:value="5100" calcext:value-type="float">
            <text:p>5100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" calcext:value-type="float">
            <text:p>7E-06</text:p>
          </table:table-cell>
        </table:table-row>
        <table:table-row table:style-name="ro1">
          <table:table-cell office:value-type="float" office:value="5560" calcext:value-type="float">
            <text:p>5560</text:p>
          </table:table-cell>
          <table:table-cell office:value-type="float" office:value="0.000012" calcext:value-type="float">
            <text:p>1.2E-05</text:p>
          </table:table-cell>
          <table:table-cell office:value-type="float" office:value="0.000008" calcext:value-type="float">
            <text:p>8E-06</text:p>
          </table:table-cell>
        </table:table-row>
        <table:table-row table:style-name="ro1">
          <table:table-cell office:value-type="float" office:value="6040" calcext:value-type="float">
            <text:p>6040</text:p>
          </table:table-cell>
          <table:table-cell office:value-type="float" office:value="0.000012" calcext:value-type="float">
            <text:p>1.2E-05</text:p>
          </table:table-cell>
          <table:table-cell office:value-type="float" office:value="0.000009" calcext:value-type="float">
            <text:p>9E-06</text:p>
          </table:table-cell>
        </table:table-row>
        <table:table-row table:style-name="ro1">
          <table:table-cell office:value-type="float" office:value="6540" calcext:value-type="float">
            <text:p>6540</text:p>
          </table:table-cell>
          <table:table-cell office:value-type="float" office:value="0.000014" calcext:value-type="float">
            <text:p>1.4E-05</text:p>
          </table:table-cell>
          <table:table-cell office:value-type="float" office:value="0.000009" calcext:value-type="float">
            <text:p>9E-06</text:p>
          </table:table-cell>
        </table:table-row>
        <table:table-row table:style-name="ro1">
          <table:table-cell office:value-type="float" office:value="7060" calcext:value-type="float">
            <text:p>7060</text:p>
          </table:table-cell>
          <table:table-cell office:value-type="float" office:value="0.000014" calcext:value-type="float">
            <text:p>1.4E-05</text:p>
          </table:table-cell>
          <table:table-cell office:value-type="float" office:value="0.00001" calcext:value-type="float">
            <text:p>1E-05</text:p>
          </table:table-cell>
        </table:table-row>
        <table:table-row table:style-name="ro1">
          <table:table-cell office:value-type="float" office:value="7600" calcext:value-type="float">
            <text:p>7600</text:p>
          </table:table-cell>
          <table:table-cell office:value-type="float" office:value="0.000016" calcext:value-type="float">
            <text:p>1.6E-05</text:p>
          </table:table-cell>
          <table:table-cell office:value-type="float" office:value="0.000011" calcext:value-type="float">
            <text:p>1.1E-05</text:p>
          </table:table-cell>
        </table:table-row>
        <table:table-row table:style-name="ro1">
          <table:table-cell office:value-type="float" office:value="8160" calcext:value-type="float">
            <text:p>8160</text:p>
          </table:table-cell>
          <table:table-cell office:value-type="float" office:value="0.000016" calcext:value-type="float">
            <text:p>1.6E-05</text:p>
          </table:table-cell>
          <table:table-cell office:value-type="float" office:value="0.000011" calcext:value-type="float">
            <text:p>1.1E-05</text:p>
          </table:table-cell>
        </table:table-row>
        <table:table-row table:style-name="ro1">
          <table:table-cell office:value-type="float" office:value="8740" calcext:value-type="float">
            <text:p>8740</text:p>
          </table:table-cell>
          <table:table-cell office:value-type="float" office:value="0.000018" calcext:value-type="float">
            <text:p>1.8E-05</text:p>
          </table:table-cell>
          <table:table-cell office:value-type="float" office:value="0.000012" calcext:value-type="float">
            <text:p>1.2E-05</text:p>
          </table:table-cell>
        </table:table-row>
        <table:table-row table:style-name="ro1">
          <table:table-cell office:value-type="float" office:value="9340" calcext:value-type="float">
            <text:p>9340</text:p>
          </table:table-cell>
          <table:table-cell office:value-type="float" office:value="0.00002" calcext:value-type="float">
            <text:p>2E-05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9960" calcext:value-type="float">
            <text:p>9960</text:p>
          </table:table-cell>
          <table:table-cell office:value-type="float" office:value="0.000019" calcext:value-type="float">
            <text:p>1.9E-05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string" calcext:value-type="string">
            <text:p>The biggest psum output value is: 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keup delay calculated the value 1.005707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NUM_TESTS</text:p>
          </table:table-cell>
          <table:table-cell office:value-type="float" office:value="30" calcext:value-type="float">
            <text:p>3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form="urn:oasis:names:tc:opendocument:xmlns:form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meta="urn:oasis:names:tc:opendocument:xmlns:meta:1.0" xmlns:fo="urn:oasis:names:tc:opendocument:xmlns:xsl-fo-compatible:1.0" xmlns:dc="http://purl.org/dc/elements/1.1/" xmlns:office="urn:oasis:names:tc:opendocument:xmlns:office:1.0" xmlns:xlink="http://www.w3.org/1999/xlink" xmlns:ooo="http://openoffice.org/2004/office" xmlns:table="urn:oasis:names:tc:opendocument:xmlns:table:1.0" xmlns:style="urn:oasis:names:tc:opendocument:xmlns:style:1.0" xmlns:text="urn:oasis:names:tc:opendocument:xmlns:text:1.0" xmlns:draw="urn:oasis:names:tc:opendocument:xmlns:drawing:1.0" xmlns:ooow="http://openoffice.org/2004/writer" xmlns:dr3d="urn:oasis:names:tc:opendocument:xmlns:dr3d:1.0" xmlns:svg="urn:oasis:names:tc:opendocument:xmlns:svg-compatible:1.0" xmlns:css3t="http://www.w3.org/TR/css3-text/" xmlns:chart="urn:oasis:names:tc:opendocument:xmlns:chart:1.0" xmlns:rpt="http://openoffice.org/2005/report" xmlns:field="urn:openoffice:names:experimental:ooo-ms-interop:xmlns:field:1.0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25">00/00/0000</text:date>, <text:time style:data-style-name="N2" text:time-value="17:06:38.25564236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dc:date>2025-01-25T17:07:28.708319856</dc:date>
    <meta:editing-duration>PT1M19S</meta:editing-duration>
    <meta:editing-cycles>2</meta:editing-cycles>
    <meta:generator>LibreOffice/6.4.7.2$Linux_X86_64 LibreOffice_project/40$Build-2</meta:generator>
    <meta:document-statistic meta:table-count="1" meta:cell-count="103" meta:object-count="1"/>
  </office:meta>
</office:document-meta>
</file>

<file path=Object 1/content.xml><?xml version="1.0" encoding="utf-8"?>
<office:document-content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xforms="http://www.w3.org/2002/xforms" xmlns:dom="http://www.w3.org/2001/xml-events" xmlns:chartooo="http://openoffice.org/2010/chart" xmlns:form="urn:oasis:names:tc:opendocument:xmlns:form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meta="urn:oasis:names:tc:opendocument:xmlns:meta:1.0" xmlns:fo="urn:oasis:names:tc:opendocument:xmlns:xsl-fo-compatible:1.0" xmlns:dc="http://purl.org/dc/elements/1.1/" xmlns:office="urn:oasis:names:tc:opendocument:xmlns:office:1.0" xmlns:xlink="http://www.w3.org/1999/xlink" xmlns:ooo="http://openoffice.org/2004/office" xmlns:table="urn:oasis:names:tc:opendocument:xmlns:table:1.0" xmlns:style="urn:oasis:names:tc:opendocument:xmlns:style:1.0" xmlns:text="urn:oasis:names:tc:opendocument:xmlns:text:1.0" xmlns:draw="urn:oasis:names:tc:opendocument:xmlns:drawing:1.0" xmlns:ooow="http://openoffice.org/2004/writer" xmlns:dr3d="urn:oasis:names:tc:opendocument:xmlns:dr3d:1.0" xmlns:svg="urn:oasis:names:tc:opendocument:xmlns:svg-compatible:1.0" xmlns:css3t="http://www.w3.org/TR/css3-text/" xmlns:chart="urn:oasis:names:tc:opendocument:xmlns:chart:1.0" xmlns:rpt="http://openoffice.org/2005/report" xmlns:field="urn:openoffice:names:experimental:ooo-ms-interop:xmlns:field:1.0" xmlns:number="urn:oasis:names:tc:opendocument:xmlns:datastyle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8.995cm" svg:height="21.41cm" xlink:href=".." xlink:type="simple" chart:class="chart:scatter" chart:style-name="ch1">
        <chart:legend chart:legend-position="end" svg:x="26.732cm" svg:y="10.157cm" style:legend-expansion="high" chart:style-name="ch2"/>
        <chart:plot-area chart:style-name="ch3" table:cell-range-address="psum_modded.A2:psum_modded.C31" svg:x="0.579cm" svg:y="0.428cm" svg:width="25.574cm" svg:height="20.554cm">
          <chartooo:coordinate-region svg:x="1.73cm" svg:y="0.627cm" svg:width="23.667cm" svg:height="19.70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psum_modded.B2:psum_modded.B31" chart:class="chart:scatter">
            <chart:domain table:cell-range-address="psum_modded.A2:psum_modded.A31"/>
            <chart:data-point chart:repeated="30"/>
          </chart:series>
          <chart:series chart:style-name="ch7" chart:values-cell-range-address="psum_modded.C2:psum_modded.C31" chart:class="chart:scatter">
            <chart:data-point chart:repeated="3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psum_modded.A2:psum_modded.A31</svg:desc>
                </draw:g>
              </table:table-cell>
              <table:table-cell office:value-type="float" office:value="0">
                <text:p>0</text:p>
                <draw:g>
                  <svg:desc>psum_modded.B2:psum_modded.B31</svg:desc>
                </draw:g>
              </table:table-cell>
              <table:table-cell office:value-type="float" office:value="0">
                <text:p>0</text:p>
                <draw:g>
                  <svg:desc>psum_modded.C2:psum_modded.C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0">
                <text:p>1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40">
                <text:p>240</text:p>
              </table:table-cell>
              <table:table-cell office:value-type="float" office:value="0.000001">
                <text:p>0.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40">
                <text:p>340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60">
                <text:p>460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0">
                <text:p>600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60">
                <text:p>760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40">
                <text:p>940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40">
                <text:p>1140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60">
                <text:p>1360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00">
                <text:p>1600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860">
                <text:p>1860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140">
                <text:p>2140</text:p>
              </table:table-cell>
              <table:table-cell office:value-type="float" office:value="0.000006">
                <text:p>0.000006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440">
                <text:p>2440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760">
                <text:p>2760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100">
                <text:p>3100</text:p>
              </table:table-cell>
              <table:table-cell office:value-type="float" office:value="0.000007">
                <text:p>0.000007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460">
                <text:p>3460</text:p>
              </table:table-cell>
              <table:table-cell office:value-type="float" office:value="0.000007">
                <text:p>0.000007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840">
                <text:p>3840</text:p>
              </table:table-cell>
              <table:table-cell office:value-type="float" office:value="0.000008">
                <text:p>0.000008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240">
                <text:p>4240</text:p>
              </table:table-cell>
              <table:table-cell office:value-type="float" office:value="0.000009">
                <text:p>0.000009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660">
                <text:p>4660</text:p>
              </table:table-cell>
              <table:table-cell office:value-type="float" office:value="0.000009">
                <text:p>0.000009</text:p>
              </table:table-cell>
              <table:table-cell office:value-type="float" office:value="0.000007">
                <text:p>0.00000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100">
                <text:p>5100</text:p>
              </table:table-cell>
              <table:table-cell office:value-type="float" office:value="0.00001">
                <text:p>0.00001</text:p>
              </table:table-cell>
              <table:table-cell office:value-type="float" office:value="0.000007">
                <text:p>0.00000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560">
                <text:p>5560</text:p>
              </table:table-cell>
              <table:table-cell office:value-type="float" office:value="0.000012">
                <text:p>0.000012</text:p>
              </table:table-cell>
              <table:table-cell office:value-type="float" office:value="0.000008">
                <text:p>0.00000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040">
                <text:p>6040</text:p>
              </table:table-cell>
              <table:table-cell office:value-type="float" office:value="0.000012">
                <text:p>0.000012</text:p>
              </table:table-cell>
              <table:table-cell office:value-type="float" office:value="0.000009">
                <text:p>0.00000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540">
                <text:p>6540</text:p>
              </table:table-cell>
              <table:table-cell office:value-type="float" office:value="0.000014">
                <text:p>0.000014</text:p>
              </table:table-cell>
              <table:table-cell office:value-type="float" office:value="0.000009">
                <text:p>0.00000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060">
                <text:p>7060</text:p>
              </table:table-cell>
              <table:table-cell office:value-type="float" office:value="0.000014">
                <text:p>0.000014</text:p>
              </table:table-cell>
              <table:table-cell office:value-type="float" office:value="0.00001">
                <text:p>0.0000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600">
                <text:p>7600</text:p>
              </table:table-cell>
              <table:table-cell office:value-type="float" office:value="0.000016">
                <text:p>0.000016</text:p>
              </table:table-cell>
              <table:table-cell office:value-type="float" office:value="0.000011">
                <text:p>0.00001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160">
                <text:p>8160</text:p>
              </table:table-cell>
              <table:table-cell office:value-type="float" office:value="0.000016">
                <text:p>0.000016</text:p>
              </table:table-cell>
              <table:table-cell office:value-type="float" office:value="0.000011">
                <text:p>0.00001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740">
                <text:p>8740</text:p>
              </table:table-cell>
              <table:table-cell office:value-type="float" office:value="0.000018">
                <text:p>0.000018</text:p>
              </table:table-cell>
              <table:table-cell office:value-type="float" office:value="0.000012">
                <text:p>0.00001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340">
                <text:p>9340</text:p>
              </table:table-cell>
              <table:table-cell office:value-type="float" office:value="0.00002">
                <text:p>0.00002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960">
                <text:p>9960</text:p>
              </table:table-cell>
              <table:table-cell office:value-type="float" office:value="0.000019">
                <text:p>0.000019</text:p>
              </table:table-cell>
              <table:table-cell office:value-type="float" office:value="0.000014">
                <text:p>0.00001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tableooo="http://openoffice.org/2009/table" xmlns:of="urn:oasis:names:tc:opendocument:xmlns:of:1.2" xmlns:style="urn:oasis:names:tc:opendocument:xmlns:style:1.0" xmlns:fo="urn:oasis:names:tc:opendocument:xmlns:xsl-fo-compatible:1.0" xmlns:oooc="http://openoffice.org/2004/calc" xmlns:dc="http://purl.org/dc/elements/1.1/" xmlns:office="urn:oasis:names:tc:opendocument:xmlns:office:1.0" xmlns:xlink="http://www.w3.org/1999/xlink" xmlns:ooo="http://openoffice.org/2004/office" xmlns:table="urn:oasis:names:tc:opendocument:xmlns:table:1.0" xmlns:text="urn:oasis:names:tc:opendocument:xmlns:text:1.0" xmlns:draw="urn:oasis:names:tc:opendocument:xmlns:drawing:1.0" xmlns:ooow="http://openoffice.org/2004/writer" xmlns:dr3d="urn:oasis:names:tc:opendocument:xmlns:dr3d:1.0" xmlns:svg="urn:oasis:names:tc:opendocument:xmlns:svg-compatible:1.0" xmlns:css3t="http://www.w3.org/TR/css3-text/" xmlns:chart="urn:oasis:names:tc:opendocument:xmlns:chart:1.0" xmlns:rpt="http://openoffice.org/2005/report" xmlns:field="urn:openoffice:names:experimental:ooo-ms-interop:xmlns:field:1.0" xmlns:number="urn:oasis:names:tc:opendocument:xmlns:datastyle:1.0" office:version="1.2">
  <office:styles/>
</office:document-styles>
</file>